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72959" officeooo:paragraph-rsid="00072959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072959" officeooo:paragraph-rsid="00072959"/>
    </style:style>
    <style:style style:name="P3" style:family="paragraph" style:parent-style-name="Standard">
      <style:paragraph-properties fo:text-align="end" style:justify-single-word="false"/>
      <style:text-properties style:font-name="Arial" fo:font-weight="bold" officeooo:rsid="00072959" officeooo:paragraph-rsid="0007295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3pt" officeooo:rsid="0008e880" officeooo:paragraph-rsid="0008e880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Arial" fo:font-size="13pt" officeooo:rsid="000ac84c" officeooo:paragraph-rsid="000ac84c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officeooo:rsid="000db0ca" officeooo:paragraph-rsid="000db0ca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officeooo:rsid="000dc8ca" officeooo:paragraph-rsid="000dc8ca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" fo:font-size="13pt" officeooo:rsid="000dc8ca" officeooo:paragraph-rsid="002105e8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Arial" fo:font-size="13pt" officeooo:rsid="002105e8" officeooo:paragraph-rsid="002105e8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3pt" officeooo:rsid="0029ecb6" officeooo:paragraph-rsid="0029ecb6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3pt" officeooo:rsid="0031cb97" officeooo:paragraph-rsid="0031cb97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officeooo:rsid="001afdb4" officeooo:paragraph-rsid="001afdb4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3pt" fo:font-style="normal" officeooo:rsid="0028962c" officeooo:paragraph-rsid="002105e8" style:font-size-asian="13pt" style:font-style-asian="normal" style:font-size-complex="13pt" style:font-style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6pt" officeooo:rsid="00072959" officeooo:paragraph-rsid="00072959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0ac84c"/>
    </style:style>
    <style:style style:name="T3" style:family="text">
      <style:text-properties officeooo:rsid="000bf77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ac84c" style:font-weight-asian="bold" style:font-weight-complex="bold"/>
    </style:style>
    <style:style style:name="T6" style:family="text">
      <style:text-properties fo:font-weight="bold" officeooo:rsid="000bf772" style:font-weight-asian="bold" style:font-weight-complex="bold"/>
    </style:style>
    <style:style style:name="T7" style:family="text">
      <style:text-properties fo:font-weight="bold" officeooo:rsid="001c5fc7" style:font-weight-asian="bold" style:font-weight-complex="bold"/>
    </style:style>
    <style:style style:name="T8" style:family="text">
      <style:text-properties fo:font-weight="bold" officeooo:rsid="0029ecb6" style:font-weight-asian="bold" style:font-weight-complex="bold"/>
    </style:style>
    <style:style style:name="T9" style:family="text">
      <style:text-properties officeooo:rsid="000f6abd"/>
    </style:style>
    <style:style style:name="T10" style:family="text">
      <style:text-properties officeooo:rsid="0014b320"/>
    </style:style>
    <style:style style:name="T11" style:family="text">
      <style:text-properties officeooo:rsid="001c5fc7"/>
    </style:style>
    <style:style style:name="T12" style:family="text">
      <style:text-properties officeooo:rsid="0021f093"/>
    </style:style>
    <style:style style:name="T13" style:family="text">
      <style:text-properties fo:font-style="italic" officeooo:rsid="0021f093" style:font-style-asian="italic" style:font-style-complex="italic"/>
    </style:style>
    <style:style style:name="T14" style:family="text">
      <style:text-properties fo:font-style="italic" officeooo:rsid="0026f789" style:font-style-asian="italic" style:font-style-complex="italic"/>
    </style:style>
    <style:style style:name="T15" style:family="text">
      <style:text-properties fo:font-style="italic" fo:font-weight="normal" officeooo:rsid="0030301d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17b39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37133d" style:font-style-asian="italic" style:font-weight-asian="normal" style:font-style-complex="italic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3cdd5" style:font-style-asian="normal" style:font-style-complex="normal"/>
    </style:style>
    <style:style style:name="T20" style:family="text">
      <style:text-properties fo:font-style="normal" officeooo:rsid="0025bd61" style:font-style-asian="normal" style:font-style-complex="normal"/>
    </style:style>
    <style:style style:name="T21" style:family="text">
      <style:text-properties fo:font-style="normal" officeooo:rsid="0026f789" style:font-style-asian="normal" style:font-style-complex="normal"/>
    </style:style>
    <style:style style:name="T22" style:family="text">
      <style:text-properties fo:font-style="normal" officeooo:rsid="0028962c" style:font-style-asian="normal" style:font-style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adcd3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c4e6f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dfc0b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f1876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0301d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17b39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49ba6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7133d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374e0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aspare Ferraro mat. 520549</text:p>
      <text:p text:style-name="P1"><text:tab/></text:p>
      <text:p text:style-name="P2"><text:tab/><text:span text:style-name="T1">Programmazione 2 – A.A. 2016/17 – Progetto prima verifica</text:span></text:p>
      <text:p text:style-name="P14"/>
      <text:p text:style-name="P4">Il progetto è composto da 2 interfacce base: <text:span text:style-name="T5">Graph</text:span><text:span text:style-name="T2"> e </text:span><text:span text:style-name="T5">Edge</text:span><text:span text:style-name="T2">.</text:span></text:p>
      <text:p text:style-name="P4"/>
      <text:p text:style-name="P5">L’interfaccia <text:span text:style-name="T6">Edge</text:span><text:span text:style-name="T3"> rappresenta un arco tra due qualsiasi elementi dello stesso tipo,</text:span></text:p>
      <text:p text:style-name="P6">per <text:span text:style-name="T9">generalità vengono forniti metodi per conoscere le caratteristiche dell’arco, diretto/non diretto e pesato/non pesato, e quelli per ottenere le informazioni come getFrom, getTo e getWeight.</text:span></text:p>
      <text:p text:style-name="P6"/>
      <text:p text:style-name="P7">L’interfaccia <text:span text:style-name="T4">Graph</text:span> <text:span text:style-name="T10">rappresenta un grafo generico senza limitazione del tipo per i nodi, mentre l’arco deve essere un sottotipo di un arco di elementi uguali a quelli del nodo, vengono forniti metodi base per la gestione di un grafo, l’aggiunta e rimozione di un nodo e aggiunta e rimozione di un arco. Vengono previste eccezioni di base quali NullPointerException e IllegalArgumentException nel caso vengano chiamate funzioni con parametri null o non consistenti con il grafo.</text:span></text:p>
      <text:p text:style-name="P7"/>
      <text:p text:style-name="P9">Vengono proposte successivamente due implementazioni reali delle interfacce Edge e Graph: <text:span text:style-name="T4">Amicizia</text:span> e <text:span text:style-name="T4">Facebook</text:span><text:span text:style-name="T8">G</text:span><text:span text:style-name="T4">raph</text:span>.</text:p>
      <text:p text:style-name="P9"/>
      <text:p text:style-name="P9">La classe <text:span text:style-name="T4">Amicizia</text:span> rappresenta <text:span text:style-name="T12">il concetto di arco in una rete sociale, “l’amicizia” viene implementata come un arco </text:span><text:span text:style-name="T13">non diretto </text:span><text:span text:style-name="T19">(ovvero, l’amicizia è reciproca</text:span><text:span text:style-name="T20">) </text:span><text:span text:style-name="T21">e </text:span><text:span text:style-name="T14">non pesato </text:span><text:span text:style-name="T21">(</text:span><text:span text:style-name="T22">non c’è differenza tra le amicizie come peso).</text:span></text:p>
      <text:p text:style-name="P13"/>
      <text:p text:style-name="P10"><text:span text:style-name="T22">L</text:span><text:span text:style-name="T18">a classe </text:span><text:span text:style-name="T23">FacebookGraph</text:span><text:span text:style-name="T24"> implementa un grafo di una rete sociale nello stile di Facebook, </text:span><text:span text:style-name="T25">non viene posto nessun limite </text:span><text:span text:style-name="T26">nel tipo di nodo, mentre l’arco deve essere un sottotipo del concetto di amicizia </text:span><text:span text:style-name="T27">(per esempio, nel caso si voglia implementare il concetto di “followers”, ovvero una amicizia di tipo </text:span><text:span text:style-name="T28">diretto</text:span><text:span text:style-name="T27"> </text:span><text:span text:style-name="T29">da un </text:span><text:span text:style-name="T15">seguace</text:span><text:span text:style-name="T29"> ad un </text:span><text:span text:style-name="T16">seguito</text:span><text:span text:style-name="T30">).</text:span></text:p>
      <text:p text:style-name="P11"><text:span text:style-name="T30">C</text:span><text:span text:style-name="T24">ome strumenti di analisi della rete vengono implementati i metodi distance e diam</text:span><text:span text:style-name="T32">e</text:span><text:span text:style-name="T24">ter, </text:span><text:span text:style-name="T33">il metodo distance forni</text:span><text:span text:style-name="T31">sce la distanza tra due nodi nel grafo (meglio nota come “gradi di separazione”</text:span><text:span text:style-name="T32">) e il metodo diameter fornisce la massima distanza tra ogni possibile coppia di nodi nel grafo (come indice di </text:span><text:span text:style-name="T17">compattezza</text:span><text:span text:style-name="T32"> del grafo).</text:span></text:p>
      <text:p text:style-name="P8"/>
      <text:p text:style-name="P12">La batteria di test crea un piccolo grafo riempito con nodi e archi che rappresentano una rete sociale <text:span text:style-name="T11">in stile Facebook, ne viene stampato il contenuto informativo e successivamente si testano con dei costrutti try-catch delle chiamate di funzioni non consistenti che potrebbero invalidare l’invariante del grafo e infine le funzioni di analisi della rete come il </text:span><text:span text:style-name="T7">diametro</text:span><text:span text:style-name="T11"> e la </text:span><text:span text:style-name="T7">distanza</text:span><text:span text:style-name="T11"> tra due nod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23:21:58.641468618</meta:creation-date>
    <dc:date>2016-11-28T15:57:04.565121164</dc:date>
    <meta:editing-duration>PT20M52S</meta:editing-duration>
    <meta:editing-cycles>47</meta:editing-cycles>
    <meta:generator>LibreOffice/5.2.3.3$Linux_X86_64 LibreOffice_project/20m0$Build-3</meta:generator>
    <meta:document-statistic meta:table-count="0" meta:image-count="0" meta:object-count="0" meta:page-count="1" meta:paragraph-count="12" meta:word-count="356" meta:character-count="2302" meta:non-whitespace-character-count="1953"/>
  </office:meta>
</office:document-meta>
</file>